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E000002A466931E58BF682DCC.png" manifest:media-type="image/png"/>
  <manifest:file-entry manifest:full-path="Pictures/10000001000004DF000002A36DF6068BF31527A9.png" manifest:media-type="image/png"/>
  <manifest:file-entry manifest:full-path="Pictures/10000001000005BE000002A41C9C2C22ADC72B37.png" manifest:media-type="image/png"/>
  <manifest:file-entry manifest:full-path="Pictures/10000001000005BE000002A402001B2DAE046556.png" manifest:media-type="image/png"/>
  <manifest:file-entry manifest:full-path="Pictures/10000001000005BE000002A40A859A04491B8F1F.png" manifest:media-type="image/png"/>
  <manifest:file-entry manifest:full-path="Pictures/10000001000005BE000002A4F9931C3D31EB12FB.png" manifest:media-type="image/png"/>
  <manifest:file-entry manifest:full-path="Pictures/10000001000005BE000002A4542DDFA3D37F2BF5.png" manifest:media-type="image/png"/>
  <manifest:file-entry manifest:full-path="Pictures/10000001000005BE000002A446D41196DB762FED.png" manifest:media-type="image/png"/>
  <manifest:file-entry manifest:full-path="Pictures/10000001000005BE000002A4D6F3C838B2F69FF9.png" manifest:media-type="image/png"/>
  <manifest:file-entry manifest:full-path="Pictures/10000001000005BE000002A4D564E209A1F17CD5.png" manifest:media-type="image/png"/>
  <manifest:file-entry manifest:full-path="Pictures/10000001000005BE000002A4A07FB4A997E850EF.png" manifest:media-type="image/png"/>
  <manifest:file-entry manifest:full-path="Pictures/10000001000005BE000002A4B5AFF61F9EE3B483.png" manifest:media-type="image/png"/>
  <manifest:file-entry manifest:full-path="Pictures/10000001000005BE000002A4FA393D9B928ED0D0.png" manifest:media-type="image/png"/>
  <manifest:file-entry manifest:full-path="Pictures/10000001000005BE000002A42902A0997031A05B.png" manifest:media-type="image/png"/>
  <manifest:file-entry manifest:full-path="Pictures/10000001000005BE000002A4D0B907DB46F8E2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6706" officeooo:paragraph-rsid="00006706" style:font-weight-asian="bold" style:font-weight-complex="bold"/>
    </style:style>
    <style:style style:name="P2" style:family="paragraph" style:parent-style-name="Standard">
      <style:text-properties fo:font-weight="bold" officeooo:rsid="000659ab" officeooo:paragraph-rsid="000659ab" style:font-weight-asian="bold" style:font-weight-complex="bold"/>
    </style:style>
    <style:style style:name="P3" style:family="paragraph" style:parent-style-name="Standard">
      <style:text-properties fo:font-weight="bold" officeooo:rsid="0007aace" officeooo:paragraph-rsid="0007aace" style:font-weight-asian="bold" style:font-weight-complex="bold"/>
    </style:style>
    <style:style style:name="P4" style:family="paragraph" style:parent-style-name="Standard">
      <style:text-properties fo:font-weight="bold" officeooo:rsid="00091d79" officeooo:paragraph-rsid="00091d79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-0.132cm" svg:y="0.079cm" svg:width="17cm" svg:height="9.202cm" draw:z-index="0"><draw:image xlink:href="Pictures/10000001000004DF000002A36DF6068BF31527A9.png" xlink:type="simple" xlink:show="embed" xlink:actuate="onLoad" draw:mime-type="image/png"/></draw:frame>1</text:p>
      <text:p text:style-name="P4"><draw:frame draw:style-name="fr3" draw:name="Image2" text:anchor-type="char" svg:x="-0.079cm" svg:y="1.522cm" svg:width="17cm" svg:height="7.818cm" draw:z-index="1"><draw:image xlink:href="Pictures/10000001000005BE000002A40A859A04491B8F1F.png" xlink:type="simple" xlink:show="embed" xlink:actuate="onLoad" draw:mime-type="image/png"/></draw:frame></text:p>
      <text:p text:style-name="P1"/>
      <text:p text:style-name="P2">2</text:p>
      <text:p text:style-name="P2"><draw:frame draw:style-name="fr3" draw:name="Image4" text:anchor-type="char" svg:x="0.37cm" svg:y="12.596cm" svg:width="17cm" svg:height="7.818cm" draw:z-index="4"><draw:image xlink:href="Pictures/10000001000005BE000002A446D41196DB762FED.png" xlink:type="simple" xlink:show="embed" xlink:actuate="onLoad" draw:mime-type="image/png"/></draw:frame>3</text:p>
      <text:p text:style-name="P2"><draw:frame draw:style-name="fr3" draw:name="Image7" text:anchor-type="char" svg:x="-0.238cm" svg:y="0.661cm" svg:width="17cm" svg:height="7.818cm" draw:z-index="6"><draw:image xlink:href="Pictures/10000001000005BE000002A4D564E209A1F17CD5.png" xlink:type="simple" xlink:show="embed" xlink:actuate="onLoad" draw:mime-type="image/png"/></draw:frame><text:soft-page-break/>4</text:p>
      <text:p text:style-name="P3"><draw:frame draw:style-name="fr3" draw:name="Image3" text:anchor-type="char" svg:x="-0.145cm" svg:y="8.551cm" svg:width="17cm" svg:height="7.818cm" draw:z-index="2"><draw:image xlink:href="Pictures/10000001000005BE000002A4B5AFF61F9EE3B483.png" xlink:type="simple" xlink:show="embed" xlink:actuate="onLoad" draw:mime-type="image/png"/></draw:frame><draw:frame draw:style-name="fr3" draw:name="Image5" text:anchor-type="char" svg:x="-0.026cm" svg:y="17.406cm" svg:width="17cm" svg:height="7.818cm" draw:z-index="3"><draw:image xlink:href="Pictures/10000001000005BE000002A4D6F3C838B2F69FF9.png" xlink:type="simple" xlink:show="embed" xlink:actuate="onLoad" draw:mime-type="image/png"/></draw:frame>5</text:p>
      <text:p text:style-name="P3">6</text:p>
      <text:p text:style-name="P1"/>
      <text:p text:style-name="P3"><draw:frame draw:style-name="fr3" draw:name="Image8" text:anchor-type="char" svg:x="-0.159cm" svg:y="0.33cm" svg:width="17cm" svg:height="7.818cm" draw:z-index="7"><draw:image xlink:href="Pictures/10000001000005BE000002A402001B2DAE046556.png" xlink:type="simple" xlink:show="embed" xlink:actuate="onLoad" draw:mime-type="image/png"/></draw:frame><text:soft-page-break/>7</text:p>
      <text:p text:style-name="P4"><draw:frame draw:style-name="fr3" draw:name="Image6" text:anchor-type="char" svg:x="-0.159cm" svg:y="0.466cm" svg:width="17cm" svg:height="7.818cm" draw:z-index="5"><draw:image xlink:href="Pictures/10000001000005BE000002A4F9931C3D31EB12FB.png" xlink:type="simple" xlink:show="embed" xlink:actuate="onLoad" draw:mime-type="image/png"/></draw:frame>8</text:p>
      <text:p text:style-name="P3"/>
      <text:p text:style-name="P1"/>
      <text:p text:style-name="P3"><draw:frame draw:style-name="fr3" draw:name="Image10" text:anchor-type="char" svg:x="0.159cm" svg:y="3.323cm" svg:width="17cm" svg:height="7.818cm" draw:z-index="9"><draw:image xlink:href="Pictures/10000001000005BE000002A4FA393D9B928ED0D0.png" xlink:type="simple" xlink:show="embed" xlink:actuate="onLoad" draw:mime-type="image/png"/></draw:frame></text:p>
      <text:p text:style-name="P3">9</text:p>
      <text:p text:style-name="P1"/>
      <text:p text:style-name="P3"><draw:frame draw:style-name="fr3" draw:name="Image9" text:anchor-type="char" svg:x="-0.265cm" svg:y="7.826cm" svg:width="17cm" svg:height="7.818cm" draw:z-index="8"><draw:image xlink:href="Pictures/10000001000005BE000002A42902A0997031A05B.png" xlink:type="simple" xlink:show="embed" xlink:actuate="onLoad" draw:mime-type="image/png"/></draw:frame><text:soft-page-break/></text:p>
      <text:p text:style-name="P1"><draw:frame draw:style-name="fr3" draw:name="Image11" text:anchor-type="char" svg:x="0.011cm" svg:y="0.037cm" svg:width="17cm" svg:height="7.818cm" draw:z-index="10"><draw:image xlink:href="Pictures/10000001000005BE000002A4A07FB4A997E850EF.png" xlink:type="simple" xlink:show="embed" xlink:actuate="onLoad" draw:mime-type="image/png"/></draw:frame></text:p>
      <text:p text:style-name="P3"/>
      <text:p text:style-name="P3"><draw:frame draw:style-name="fr1" draw:name="Image12" text:anchor-type="char" svg:width="17cm" svg:height="7.818cm" draw:z-index="11"><draw:image xlink:href="Pictures/10000001000005BE000002A4542DDFA3D37F2BF5.png" xlink:type="simple" xlink:show="embed" xlink:actuate="onLoad" draw:mime-type="image/png"/></draw:frame></text:p>
      <text:p text:style-name="P1"><draw:frame draw:style-name="fr1" draw:name="Image13" text:anchor-type="char" svg:width="17cm" svg:height="7.818cm" draw:z-index="12"><draw:image xlink:href="Pictures/10000001000005BE000002A4D0B907DB46F8E29C.png" xlink:type="simple" xlink:show="embed" xlink:actuate="onLoad" draw:mime-type="image/png"/></draw:frame><text:soft-page-break/></text:p>
      <text:p text:style-name="P1"/>
      <text:p text:style-name="P3">10</text:p>
      <text:p text:style-name="P1"><draw:frame draw:style-name="fr2" draw:name="Image14" text:anchor-type="char" svg:width="17cm" svg:height="7.818cm" draw:z-index="13"><draw:image xlink:href="Pictures/10000001000005BE000002A466931E58BF682DCC.png" xlink:type="simple" xlink:show="embed" xlink:actuate="onLoad" draw:mime-type="image/png"/></draw:frame></text:p>
      <text:p text:style-name="P1"/>
      <text:p text:style-name="P1"/>
      <text:p text:style-name="P3">15</text:p>
      <text:p text:style-name="P1"><draw:frame draw:style-name="fr1" draw:name="Image15" text:anchor-type="char" svg:width="17cm" svg:height="7.818cm" draw:z-index="14"><draw:image xlink:href="Pictures/10000001000005BE000002A41C9C2C22ADC72B37.png" xlink:type="simple" xlink:show="embed" xlink:actuate="onLoad" draw:mime-type="image/png"/></draw:frame><text:soft-page-break/></text:p>
      <text:p text:style-name="P4">15</text:p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49:19.897374083</meta:creation-date>
    <dc:date>2024-09-04T14:52:38.034696352</dc:date>
    <meta:editing-duration>PT45M39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7" meta:paragraph-count="12" meta:word-count="12" meta:character-count="15" meta:non-whitespace-character-count="15"/>
  </office:meta>
</office:document-meta>
</file>